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101" officeooo:paragraph-rsid="00063101"/>
    </style:style>
    <style:style style:name="T1" style:family="text">
      <style:text-properties officeooo:rsid="00063101"/>
    </style:style>
    <style:style style:name="T2" style:family="text">
      <style:text-properties officeooo:rsid="0006e844"/>
    </style:style>
    <style:style style:name="T3" style:family="text">
      <style:text-properties officeooo:rsid="00077276"/>
    </style:style>
    <style:style style:name="T4" style:family="text">
      <style:text-properties officeooo:rsid="00082f7d"/>
    </style:style>
    <style:style style:name="T5" style:family="text">
      <style:text-properties officeooo:rsid="0008bc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ason R. Jones</text:h>
      <text:p text:style-name="Text_20_body">1355 Mallory Road</text:p>
      <text:p text:style-name="Text_20_body">Woodlawn, VA 24381</text:p>
      <text:p text:style-name="Text_20_body"><text:a xlink:type="simple" xlink:href="mailto:jjones6@moog.com" text:style-name="Internet_20_link" text:visited-style-name="Visited_20_Internet_20_Link">jjones6@moog.com</text:a></text:p>
      <text:p text:style-name="P1">(276) 233-8768</text:p>
      <text:p text:style-name="Standard"/>
      <text:p text:style-name="Standard">Greetings,</text:p>
      <text:p text:style-name="Standard">I am interested in the <text:span text:style-name="T2">Technical Team Leader for Cooling Pumps</text:span> position at Moog, Inc. in Radford, VA. <text:s/>I <text:span text:style-name="T2">have been encouraged by my organization leaders that my contributions are likely to be more impactful to Moog in this role</text:span><text:span text:style-name="T1">.</text:span></text:p>
      <text:p text:style-name="P1">I am keenly interested in creating team environment and <text:span text:style-name="T3">in forging a focused value stream design team. <text:s/></text:span><text:span text:style-name="T5">I believe that a focused team</text:span><text:span text:style-name="T3"> is highly responsive and effective to customers, the manufacturing team, and to </text:span><text:span text:style-name="T5">contributes </text:span><text:span text:style-name="T3">creating </text:span><text:span text:style-name="T4">greater </text:span><text:span text:style-name="T3">value for Moog </text:span><text:span text:style-name="T5">and for industry as a whole</text:span><text:span text:style-name="T3">.</text:span></text:p>
      <text:p text:style-name="P1">I look forward to hearing from you regarding this position,</text:p>
      <text:p text:style-name="P1"/>
      <text:p text:style-name="P1">Jason R. Jone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201in" fo:border-left="none" fo:border-right="none" fo:border-top="0.06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5T14:54:28.047000000</meta:creation-date>
    <dc:date>2023-12-06T07:14:16.978000000</dc:date>
    <meta:editing-duration>PT18M3S</meta:editing-duration>
    <meta:editing-cycles>6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0" meta:word-count="113" meta:character-count="676" meta:non-whitespace-character-count="571"/>
  </office:meta>
</office:document-meta>
</file>